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officeooo:rsid="001f450d" officeooo:paragraph-rsid="001f450d"/>
    </style:style>
    <style:style style:name="P2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officeooo:rsid="001f450d" officeooo:paragraph-rsid="001f450d" style:font-size-asian="13pt" style:font-size-complex="13pt"/>
    </style:style>
    <style:style style:name="P3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officeooo:rsid="001f7149" officeooo:paragraph-rsid="001f7149" style:font-size-asian="13pt" style:font-size-complex="13pt"/>
    </style:style>
    <style:style style:name="P4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officeooo:rsid="001f450d" officeooo:paragraph-rsid="001f450d" style:font-size-asian="13pt" style:font-size-complex="13pt"/>
    </style:style>
    <style:style style:name="P5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officeooo:rsid="001f7149" officeooo:paragraph-rsid="001f7149" style:font-size-asian="13pt" style:font-size-complex="13pt"/>
    </style:style>
    <style:style style:name="P6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fo:font-size="13pt" officeooo:rsid="001f450d" officeooo:paragraph-rsid="001f450d" style:font-size-asian="13pt" style:font-size-complex="13pt"/>
    </style:style>
    <style:style style:name="P7" style:family="paragraph" style:parent-style-name="Standard" style:master-page-name="">
      <style:paragraph-properties fo:margin-left="0.499cm" fo:margin-right="0cm" fo:text-align="start" style:justify-single-word="false" fo:text-indent="0cm" style:auto-text-indent="false" style:page-number="auto"/>
      <style:text-properties fo:font-size="13pt" style:text-underline-style="solid" style:text-underline-width="auto" style:text-underline-color="font-color" officeooo:rsid="001f450d" officeooo:paragraph-rsid="001f450d" style:font-size-asian="13pt" style:font-size-complex="13pt"/>
    </style:style>
    <style:style style:name="P8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1f450d" officeooo:paragraph-rsid="001f450d"/>
    </style:style>
    <style:style style:name="P9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233842" officeooo:paragraph-rsid="00256f87"/>
    </style:style>
    <style:style style:name="P10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1f450d" officeooo:paragraph-rsid="001f450d" style:font-size-asian="13pt" style:font-size-complex="13pt"/>
    </style:style>
    <style:style style:name="P11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2d512" officeooo:paragraph-rsid="0022d512" style:font-size-asian="13pt" style:font-size-complex="13pt"/>
    </style:style>
    <style:style style:name="P12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2d512" officeooo:paragraph-rsid="00233842" style:font-size-asian="13pt" style:font-size-complex="13pt"/>
    </style:style>
    <style:style style:name="P13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33842" officeooo:paragraph-rsid="00233842" style:font-size-asian="13pt" style:font-size-complex="13pt"/>
    </style:style>
    <style:style style:name="P14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1f7149" officeooo:paragraph-rsid="001f7149" style:font-size-asian="13pt" style:font-size-complex="13pt"/>
    </style:style>
    <style:style style:name="P15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8a0a1" officeooo:paragraph-rsid="0028a0a1" style:font-size-asian="13pt" style:font-size-complex="13pt"/>
    </style:style>
    <style:style style:name="P16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a4132" officeooo:paragraph-rsid="002a4132" style:font-size-asian="13pt" style:font-size-complex="13pt"/>
    </style:style>
    <style:style style:name="P17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c11a0" officeooo:paragraph-rsid="002c11a0" style:font-size-asian="13pt" style:font-size-complex="13pt"/>
    </style:style>
    <style:style style:name="P18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cee57" officeooo:paragraph-rsid="002cee57" style:font-size-asian="13pt" style:font-size-complex="13pt"/>
    </style:style>
    <style:style style:name="P19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2d512" officeooo:paragraph-rsid="0022d512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33842" officeooo:paragraph-rsid="00233842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8a0a1" officeooo:paragraph-rsid="0028a0a1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c8d41" officeooo:paragraph-rsid="002c8d41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cee57" officeooo:paragraph-rsid="002cee57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bold" officeooo:rsid="00276efa" officeooo:paragraph-rsid="00276efa" style:font-size-asian="11.3500003814697pt" style:font-weight-asian="bold" style:font-size-complex="13pt" style:font-weight-complex="bold"/>
    </style:style>
    <style:style style:name="P25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fo:font-weight="normal" officeooo:rsid="0028a0a1" officeooo:paragraph-rsid="0028a0a1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officeooo:rsid="00276efa" officeooo:paragraph-rsid="00276efa" style:font-size-asian="11.3500003814697pt" style:font-size-complex="13pt"/>
    </style:style>
    <style:style style:name="P27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officeooo:rsid="002cee57" officeooo:paragraph-rsid="002cee57" style:font-size-asian="13pt" style:font-size-complex="13pt"/>
    </style:style>
    <style:style style:name="P28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fo:font-weight="normal" officeooo:rsid="002f26bb" officeooo:paragraph-rsid="002f26b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none" officeooo:rsid="002cee57" officeooo:paragraph-rsid="002cee57" style:font-size-asian="13pt" style:font-size-complex="13pt"/>
    </style:style>
    <style:style style:name="P30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none" officeooo:rsid="002cee57" officeooo:paragraph-rsid="002f26bb" style:font-size-asian="13pt" style:font-size-complex="13pt"/>
    </style:style>
    <style:style style:name="P31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officeooo:rsid="00276efa" officeooo:paragraph-rsid="00276efa"/>
    </style:style>
    <style:style style:name="P32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style:font-name="Liberation Mono" fo:font-size="10pt" officeooo:rsid="00256f87" officeooo:paragraph-rsid="00256f87" style:font-size-asian="10pt" style:font-size-complex="10pt"/>
    </style:style>
    <style:style style:name="P33" style:family="paragraph" style:parent-style-name="Standard" style:master-page-name="">
      <style:paragraph-properties fo:margin-left="0.764cm" fo:margin-right="0cm" fo:text-align="start" style:justify-single-word="false" fo:text-indent="0cm" style:auto-text-indent="false" style:page-number="auto"/>
      <style:text-properties fo:font-size="13pt" officeooo:rsid="001f450d" officeooo:paragraph-rsid="001f450d" style:font-size-asian="13pt" style:font-size-complex="13pt"/>
    </style:style>
    <style:style style:name="P34" style:family="paragraph" style:parent-style-name="Standard" style:master-page-name="">
      <style:paragraph-properties fo:margin-left="0.764cm" fo:margin-right="0cm" fo:text-align="start" style:justify-single-word="false" fo:text-indent="0cm" style:auto-text-indent="false" style:page-number="auto"/>
      <style:text-properties fo:font-size="13pt" officeooo:rsid="001f7149" officeooo:paragraph-rsid="001f7149" style:font-size-asian="13pt" style:font-size-complex="13pt"/>
    </style:style>
    <style:style style:name="P35" style:family="paragraph" style:parent-style-name="Standard">
      <style:paragraph-properties fo:text-align="center" style:justify-single-word="false"/>
      <style:text-properties fo:font-size="13pt" officeooo:rsid="001f450d" officeooo:paragraph-rsid="001f450d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fo:font-size="13pt" officeooo:rsid="001f450d" officeooo:paragraph-rsid="001f450d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font-size="13pt" fo:font-weight="bold" officeooo:rsid="001f450d" officeooo:paragraph-rsid="001f450d" style:font-size-asian="13pt" style:font-weight-asian="bold" style:font-size-complex="13pt" style:font-weight-complex="bold"/>
    </style:style>
    <style:style style:name="P38" style:family="paragraph" style:parent-style-name="Standard" style:master-page-name="">
      <style:paragraph-properties fo:margin-left="0.794cm" fo:margin-right="0cm" fo:text-align="start" style:justify-single-word="false" fo:text-indent="0cm" style:auto-text-indent="false" style:page-number="auto"/>
      <style:text-properties fo:font-size="13pt" officeooo:rsid="001f450d" officeooo:paragraph-rsid="001f450d" style:font-size-asian="13pt" style:font-size-complex="13pt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3pt" officeooo:rsid="001f450d" officeooo:paragraph-rsid="001f450d" style:font-size-asian="13pt" style:font-size-complex="13pt"/>
    </style:style>
    <style:style style:name="P40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none" fo:font-weight="normal" officeooo:rsid="00300c75" officeooo:paragraph-rsid="00300c75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fo:font-weight="normal" officeooo:rsid="003086ef" officeooo:paragraph-rsid="003086ef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fo:font-weight="normal" officeooo:rsid="0031afda" officeooo:paragraph-rsid="0031afda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margin-left="0.764cm" fo:margin-right="0cm" fo:text-align="start" style:justify-single-word="false" fo:text-indent="0cm" style:auto-text-indent="false"/>
      <style:text-properties fo:font-size="13pt" style:text-underline-style="solid" style:text-underline-width="auto" style:text-underline-color="font-color" fo:font-weight="normal" officeooo:rsid="0031afda" officeooo:paragraph-rsid="0031b4fd" style:font-size-asian="13pt" style:font-weight-asian="normal" style:font-size-complex="13pt" style:font-weight-complex="normal"/>
    </style:style>
    <style:style style:name="T1" style:family="text">
      <style:text-properties officeooo:rsid="00233842"/>
    </style:style>
    <style:style style:name="T2" style:family="text">
      <style:text-properties officeooo:rsid="00256f87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56f87" style:font-size-asian="13pt" style:font-size-complex="13pt"/>
    </style:style>
    <style:style style:name="T5" style:family="text">
      <style:text-properties fo:font-size="13pt" style:font-size-asian="11.3500003814697pt" style:font-size-complex="13pt"/>
    </style:style>
    <style:style style:name="T6" style:family="text">
      <style:text-properties style:font-name="Liberation Mono" fo:font-size="10pt" officeooo:rsid="00256f87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c11a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e6a1a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31b4fd" style:font-weight-asian="bold" style:font-weight-complex="bold"/>
    </style:style>
    <style:style style:name="T14" style:family="text">
      <style:text-properties style:text-underline-style="none" officeooo:rsid="0031b4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2cm" fo:text-indent="-0.635cm" fo:margin-left="7.6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DM d'aro</text:p>
      <text:p text:style-name="P35"/>
      <text:p text:style-name="P37">Question 1</text:p>
      <text:p text:style-name="P36"/>
      <text:p text:style-name="P6">Des contraintes différentes s'appliquent aux huiles en fonction de leur type, végétal ou animal, il est donc intéressant de les déclarer dans un ensemble différent.<text:line-break/>Seulement des contraintes s'appliquent aussi aux deux ensembles, c'est là que l'union est intéressante. </text:p>
      <text:p text:style-name="P2">On a procédé de la manière suivante :</text:p>
      <text:list xml:id="list5959934465990042335" text:style-name="L1">
        <text:list-item>
          <text:p text:style-name="P39">on a créé un set végétal</text:p>
        </text:list-item>
        <text:list-item>
          <text:p text:style-name="P39">on a créé un set animal</text:p>
        </text:list-item>
        <text:list-item>
          <text:p text:style-name="P39">on a créé un set huile qui est en fait l'union des deux précédents sets</text:p>
        </text:list-item>
      </text:list>
      <text:p text:style-name="P2">L'intérêt c'est de pouvoir généraliser certaines contraintes entre les deux types d'huiles.</text:p>
      <text:p text:style-name="P2"/>
      <text:p text:style-name="P37">Question 2</text:p>
      <text:p text:style-name="P38"/>
      <text:p text:style-name="P7">Version 1 (pas de stock ni de dureté)</text:p>
      <text:p text:style-name="P2"/>
      <text:p text:style-name="P33">On considère que l'huile achetée est directement raffinée puis vendue.</text:p>
      <text:p text:style-name="P10"/>
      <text:p text:style-name="P10">Au début la stratégie est simple on achète l'huile la moins chère en quantité maximale pour la revendre immédiatement.</text:p>
      <text:p text:style-name="P10"/>
      <text:p text:style-name="P19">Les paramètres :</text:p>
      <text:p text:style-name="P12"><text:s text:c="3"/><text:tab/>la limite de raffinage/achat d'huiles végétales lim_veg </text:p>
      <text:p text:style-name="P13"><text:tab/><text:tab/>(tonne d'huile/mois)</text:p>
      <text:p text:style-name="P12"><text:s text:c="3"/><text:tab/>la limite de raffinage/achat d'huiles animales lim_ani </text:p>
      <text:p text:style-name="P13"><text:tab/><text:tab/>(tonne d'huile/mois)</text:p>
      <text:p text:style-name="P12"><text:s text:c="3"/><text:tab/>le prix de vente d'une huile raffinée prix_vente </text:p>
      <text:p text:style-name="P13"><text:tab/><text:tab/>(euros)</text:p>
      <text:p text:style-name="P11"><text:s text:c="3"/><text:tab/>le prix d'achat d'une huile qui varie en fonction du type d'huile et du mois prix_achat <text:tab/><text:tab/><text:span text:style-name="T1">(euros(huile*mois))</text:span></text:p>
      <text:p text:style-name="P20">Les contraintes :</text:p>
      <text:p text:style-name="P13"><text:tab/>achat/raffinage d'huiles végétales par mois ≤ lim_veg</text:p>
      <text:p text:style-name="P13"><text:tab/>achat/raffinage d'huiles animales par mois ≤ lim_ani </text:p>
      <text:p text:style-name="P20">Objectif :</text:p>
      <text:p text:style-name="P13"><text:tab/><text:span text:style-name="T2">C est de maximiser un profit donc d'acheter les huiles les moins chères chaque mois pour les revendre chaque mois.</text:span></text:p>
      <text:p text:style-name="P9"><text:span text:style-name="T3"><text:tab/></text:span><text:span text:style-name="T4">Donc on a une variable calculée profit_mois</text:span><text:span text:style-name="T2"><text:line-break/></text:span><text:span text:style-name="T6">profit_mois[m] = </text:span></text:p>
      <text:p text:style-name="P32"><text:tab/>sum {h in HUILE} (achat_mois[m,h] * prix_vente </text:p>
      <text:p text:style-name="P32"><text:tab/><text:tab/><text:tab/><text:tab/><text:tab/><text:tab/>– achat_mois[m,h] * prix_achat[m,h]) ;</text:p>
      <text:p text:style-name="P32"/>
      <text:p text:style-name="P31"><text:tab/><text:span text:style-name="T5">Et donc notre objectif c'est de maximiser la somme de tous les profits du mois.</text:span></text:p>
      <text:p text:style-name="P24">Variable :</text:p>
      <text:p text:style-name="P26"><text:tab/>Ce qu'on ne connaît pas c'est la quantité d'huiles achetés chaque mois, qu'on a nommé dans notre modélisation achat_mois qui dépend de l'huile et du mois.</text:p>
      <text:p text:style-name="P8"/>
      <text:p text:style-name="P8"/>
      <text:p text:style-name="P1"><text:soft-page-break/></text:p>
      <text:p text:style-name="P2"/>
      <text:p text:style-name="P4">Version 2 (avec dureté sans stock)</text:p>
      <text:p text:style-name="P2"/>
      <text:p text:style-name="P33">On considère que l'huile achetée est directement raffinée puis vendue.</text:p>
      <text:p text:style-name="P15">On considère aussi que la contrainte sur la dureté se fait chaque mois.</text:p>
      <text:p text:style-name="P10"/>
      <text:p text:style-name="P14">C'est la même stratégie à laquelle on ajoute la contrainte sur la dureté, c'est à dire que lorsqu'on achète l'huile on s'assure que la moyenne totale des duretés pour chaque mois est comprise entre 3 et 6.</text:p>
      <text:p text:style-name="P14"/>
      <text:p text:style-name="P21">Les paramètres ajoutés :</text:p>
      <text:p text:style-name="P21"><text:tab/><text:span text:style-name="T7">La dureté en fonction de l'huile : duretes </text:span></text:p>
      <text:p text:style-name="P21"><text:tab/><text:span text:style-name="T7">La dureté minimale a obtenir après le mélange d'huiles : durete_min</text:span></text:p>
      <text:p text:style-name="P25"><text:tab/>La dureté maximale à obtenir après le mélange d'huiles : durete_max</text:p>
      <text:p text:style-name="P21">Les contraintes ajoutées :</text:p>
      <text:p text:style-name="P25"><text:tab/>On a donc une variable calculée pour nous simplifier les calculs, la variable durete_mois qui est en fait la moyenne des duretés des huiles achetées dans un mois. Et la variable achat_total qui est la quantité totale d'huiles de type confondus achetées dans le mois.</text:p>
      <text:p text:style-name="P25"><text:tab/>Et donc chaque mois : </text:p>
      <text:p text:style-name="P25"><text:tab/>dureté_mois ≤ durete_max*achat_total</text:p>
      <text:p text:style-name="P25"><text:tab/>dureté_mois ≥ durete_min*achat_total </text:p>
      <text:p text:style-name="P21"/>
      <text:p text:style-name="P25">L'objectif et les variables ne changent pas. </text:p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Version 3 (avec stock et dureté)</text:p>
      <text:p text:style-name="P3"/>
      <text:p text:style-name="P34">Maintenant on considère que l'huile achetée est soit stockée pour un usage futur, soit raffinée et revendue.</text:p>
      <text:p text:style-name="P14">On peut également ne pas acheter d'huiles et se servir de celles stockées.</text:p>
      <text:p text:style-name="P14">Il faut aussi prendre en compte le coût du stockage (5€/tonne/mois) afin de savoir quand stocker et vendre telles huiles et donc d'optimiser le profit.</text:p>
      <text:p text:style-name="P14"/>
      <text:p text:style-name="P16">On a donc rajouté les contraintes nécessaire<text:span text:style-name="T8">s</text:span> à la modélisation d'un stock. <text:span text:style-name="T8">Afin que le stock possède 500 tonnes d'huiles de chaque type en début et fin de saison.</text:span></text:p>
      <text:p text:style-name="P17">Aussi une contrainte sur la quantité max d'un stock :</text:p>
      <text:p text:style-name="P17">stock_mois ≤ stock_max </text:p>
      <text:p text:style-name="P17"/>
      <text:p text:style-name="P17"/>
      <text:p text:style-name="P17"/>
      <text:p text:style-name="P17"/>
      <text:p text:style-name="P22">Question 3</text:p>
      <text:p text:style-name="P22"/>
      <text:p text:style-name="P22"/>
      <text:p text:style-name="P18">On peut imaginer rajouter un paramètre augmentation et avoir une variable calculée prix_mois qui en fonction du mois et du type d'huile donne un prix différent. Dans le tableau on suppose que x est l'augmentation. </text:p>
      <text:p text:style-name="P18"/>
      <text:p text:style-name="P23">ANNEXE</text:p>
      <text:p text:style-name="P14"/>
      <text:p text:style-name="P27">Version 1</text:p>
      <text:p text:style-name="P27"/>
      <text:p text:style-name="P29">set VEG ; <text:span text:style-name="T9">#L'ensemble des huiles végétales</text:span></text:p>
      <text:p text:style-name="P29">set ANI ; <text:span text:style-name="T9">#L'ensemble des huiles animales</text:span></text:p>
      <text:p text:style-name="P29">set HUILE := VEG union ANI ; <text:span text:style-name="T9">#L'union des deux premiers ensembles</text:span></text:p>
      <text:p text:style-name="P29">set MOIS ; <text:span text:style-name="T9">#L'ensemble des mois</text:span></text:p>
      <text:p text:style-name="P29">param lim_veg &gt;= 0 ; <text:span text:style-name="T9">#La limitation de raffinage par mois pour les huiles végétales</text:span></text:p>
      <text:p text:style-name="P29">param lim_ani &gt;= 0 ; <text:span text:style-name="T9">#La limitation de raffinage par mois pour les huiles animales</text:span></text:p>
      <text:p text:style-name="P29">param prix_vente &gt;= 0 ; <text:span text:style-name="T9">#Le prix de vente qui est le même pour toutes les huiles </text:span></text:p>
      <text:p text:style-name="P29">param prix_achat {MOIS,HUILE} &gt;= 0 ; <text:span text:style-name="T9">#L'ensemble des prix en fonction des mois et des huiles</text:span></text:p>
      <text:p text:style-name="P29"/>
      <text:p text:style-name="P29"/>
      <text:p text:style-name="P29">#calc </text:p>
      <text:p text:style-name="P29">var profit_mois {MOIS} &gt;=0 ; <text:span text:style-name="T9">#Variable calculée pour le profit d'un mois</text:span></text:p>
      <text:p text:style-name="P29">var achat_mois {MOIS,HUILE} &gt;= 0 ; #<text:span text:style-name="T9">La variable inconnu, ce qu'on cherche a determiner : quel est la quantité de chaque huile qu'on va acheter chaque mois.</text:span></text:p>
      <text:p text:style-name="P29"/>
      <text:p text:style-name="P29"/>
      <text:p text:style-name="P29">maximize profit : </text:p>
      <text:p text:style-name="P29">sum {m in MOIS} profit_mois [m]; #<text:span text:style-name="T9">L'objectif : gagner le plus de sous en une année.</text:span> </text:p>
      <text:p text:style-name="P29"/>
      <text:p text:style-name="P29"/>
      <text:p text:style-name="P29"><text:soft-page-break/>subject to achat_lim_veg_mois {m in MOIS}: #<text:span text:style-name="T9">La contrainte, on ne peut pas acheter</text:span> </text:p>
      <text:p text:style-name="P29">sum {v in VEG} achat_mois[m,v] &lt;= lim_veg ; <text:span text:style-name="T9">plus de lim_veg huiles végétales par<text:tab/><text:tab/><text:tab/><text:tab/><text:tab/><text:tab/><text:tab/><text:tab/> mois</text:span></text:p>
      <text:p text:style-name="P29">subject to achat_lim_ani_mois {m in MOIS}: #<text:span text:style-name="T9">Pareil pour l'huile animales</text:span></text:p>
      <text:p text:style-name="P29">sum {a in ANI} achat_mois[m,a] &lt;= lim_ani ; </text:p>
      <text:p text:style-name="P29"/>
      <text:p text:style-name="P29">#calc </text:p>
      <text:p text:style-name="P29">subject to calc_profit_mois {m in MOIS}: </text:p>
      <text:p text:style-name="P29">profit_mois[m] = sum {h in HUILE} (achat_mois[m,h] * prix_vente - achat_mois[m,h]*prix_achat[m,h]) ; </text:p>
      <text:p text:style-name="P30">#<text:span text:style-name="T9">enfin juste le calcul du profit du mois, </text:span><text:span text:style-name="T10">qui sera utile pour l'objectif.</text:span></text:p>
      <text:p text:style-name="P30"/>
      <text:p text:style-name="P28">Version 2</text:p>
      <text:p text:style-name="P28"/>
      <text:p text:style-name="P40">set VEG ;</text:p>
      <text:p text:style-name="P40">set ANI ;</text:p>
      <text:p text:style-name="P40">set HUILE := VEG union ANI ;</text:p>
      <text:p text:style-name="P40">set MOIS ;</text:p>
      <text:p text:style-name="P40">param lim_veg &gt;= 0 ;</text:p>
      <text:p text:style-name="P40">param lim_ani &gt;= 0 ;</text:p>
      <text:p text:style-name="P40">param prix_vente &gt;= 0 ;</text:p>
      <text:p text:style-name="P40">param prix_achat {MOIS,HUILE} &gt;= 0 ;</text:p>
      <text:p text:style-name="P40">param duretes {HUILE} &gt;= 0; <text:span text:style-name="T9">#nouveau paramètre soit le tableau avec les duretés pour chaque huile</text:span></text:p>
      <text:p text:style-name="P40">param durete_min &gt;= 0;#<text:span text:style-name="T9">La dureté minimale soit ici dans le sujet égale à 3</text:span></text:p>
      <text:p text:style-name="P40">param durete_max &gt;= 0; #<text:span text:style-name="T9">La dureté max ici égale à 6</text:span></text:p>
      <text:p text:style-name="P40"></text:p>
      <text:p text:style-name="P40">#calc</text:p>
      <text:p text:style-name="P40">var profit_mois {MOIS} &gt;=0 ;</text:p>
      <text:p text:style-name="P40">var achat_mois {MOIS,HUILE} integer &gt;= 0 ;</text:p>
      <text:p text:style-name="P40">var durete_mois {MOIS} &gt;=0;#<text:span text:style-name="T9">On est partit du principe qu'on garde une moyenne de duretés des huiles raffinées comprise entre durete_min et durete_max chaque mois, c est donc une variable calculé qui nous aides à le modéliser en ampl</text:span></text:p>
      <text:p text:style-name="P40">var achat_total {MOIS} &gt;=0;#<text:span text:style-name="T9">Quantité achetées toute huile confondus, encore une fois une variable calculée.</text:span></text:p>
      <text:p text:style-name="P40"></text:p>
      <text:p text:style-name="P40">maximize profit :</text:p>
      <text:p text:style-name="P40">sum {m in MOIS} profit_mois [m];</text:p>
      <text:p text:style-name="P40"></text:p>
      <text:p text:style-name="P40">subject to achat_lim_veg_mois {m in MOIS}:</text:p>
      <text:p text:style-name="P40">sum {v in VEG} achat_mois[m,v] &lt;= lim_veg ;</text:p>
      <text:p text:style-name="P40"></text:p>
      <text:p text:style-name="P40">subject to achat_lim_ani_mois {m in MOIS}:</text:p>
      <text:p text:style-name="P40">sum {a in ANI} achat_mois[m,a] &lt;= lim_ani ;</text:p>
      <text:p text:style-name="P40"></text:p>
      <text:p text:style-name="P40">subject to durete_lim_min {m in MOIS} :</text:p>
      <text:p text:style-name="P40">durete_min*achat_total[m] &lt;= durete_mois[m]; #<text:span text:style-name="T9">moyenne des duretés ≥ 3</text:span></text:p>
      <text:p text:style-name="P40"></text:p>
      <text:p text:style-name="P40"><text:soft-page-break/>subject to durete_lim_max {m in MOIS} :</text:p>
      <text:p text:style-name="P40">durete_mois[m] &lt;= durete_max*achat_total[m] ;<text:span text:style-name="T9">#moyenne des duretés ≤ 6</text:span></text:p>
      <text:p text:style-name="P40"></text:p>
      <text:p text:style-name="P40">#calc</text:p>
      <text:p text:style-name="P40">subject to calc_profit_mois {m in MOIS}:</text:p>
      <text:p text:style-name="P40">profit_mois[m] = sum {h in HUILE} (achat_mois[m,h] * prix_vente - achat_mois[m,h]*prix_achat[m,h]) ;</text:p>
      <text:p text:style-name="P40"></text:p>
      <text:p text:style-name="P40">subject to calc_durete_mois {m in MOIS}:</text:p>
      <text:p text:style-name="P40">durete_mois[m] = sum {h in HUILE} (duretes[h]*achat_mois[m,h]) ;</text:p>
      <text:p text:style-name="P40"></text:p>
      <text:p text:style-name="P40">subject to calc_achat_total {m in MOIS}:</text:p>
      <text:p text:style-name="P40">achat_total[m] = sum {h in HUILE} achat_mois[m,h] ;</text:p>
      <text:p text:style-name="P40"/>
      <text:p text:style-name="P41">Version 3</text:p>
      <text:p text:style-name="P41"/>
      <text:p text:style-name="P42"><text:span text:style-name="T11">set VEG ;</text:span></text:p>
      <text:p text:style-name="P42"><text:span text:style-name="T11">set ANI ;</text:span></text:p>
      <text:p text:style-name="P42"><text:span text:style-name="T11">set HUILE := VEG union ANI ;</text:span></text:p>
      <text:p text:style-name="P42"><text:span text:style-name="T11">set MOIS ;</text:span></text:p>
      <text:p text:style-name="P42"><text:span text:style-name="T11">set MOIS_OUVRES ; #</text:span><text:span text:style-name="T12">il nous faut un mois en plus pour dire à la fin du dernier mois on doit avoir la même quantité de stock du départ.</text:span></text:p>
      <text:p text:style-name="P42"><text:span text:style-name="T11">param lim_veg &gt;= 0 ;</text:span></text:p>
      <text:p text:style-name="P42"><text:span text:style-name="T11">param lim_ani &gt;= 0 ;</text:span></text:p>
      <text:p text:style-name="P42"><text:span text:style-name="T11">param prix_vente &gt;= 0 ;</text:span></text:p>
      <text:p text:style-name="P42"><text:span text:style-name="T11">param prix_achat {MOIS,HUILE} &gt;= 0 ;</text:span></text:p>
      <text:p text:style-name="P42"><text:span text:style-name="T11">param duretes {HUILE} &gt;= 0;</text:span></text:p>
      <text:p text:style-name="P42"><text:span text:style-name="T11">param durete_min &gt;= 0;</text:span></text:p>
      <text:p text:style-name="P42"><text:span text:style-name="T11">param durete_max &gt;= 0;</text:span></text:p>
      <text:p text:style-name="P42"><text:span text:style-name="T11">param stock_max &gt;= 0;#</text:span><text:span text:style-name="T12">la quantité en tonne d'huile max de chaque stock</text:span><text:span text:style-name="T11"></text:span></text:p>
      <text:p text:style-name="P42"><text:span text:style-name="T11">param stock_init &gt;=0;#</text:span><text:span text:style-name="T12">la quantité stocké au début, et à la fin de l'année</text:span></text:p>
      <text:p text:style-name="P42"><text:span text:style-name="T11"></text:span></text:p>
      <text:p text:style-name="P42"><text:span text:style-name="T11">#calc</text:span></text:p>
      <text:p text:style-name="P42"><text:span text:style-name="T11">var profit_mois {MOIS} &gt;=0 ;</text:span></text:p>
      <text:p text:style-name="P42"><text:span text:style-name="T11">var durete_mois {MOIS} &gt;=0;</text:span></text:p>
      <text:p text:style-name="P42"><text:span text:style-name="T11">var achat_total {MOIS} &gt;=0;</text:span></text:p>
      <text:p text:style-name="P42"><text:span text:style-name="T11"></text:span></text:p>
      <text:p text:style-name="P42"><text:span text:style-name="T11">var stock_mois {MOIS_OUVRES,HUILE} integer &gt;= 0 ;</text:span></text:p>
      <text:p text:style-name="P42"><text:span text:style-name="T11">var achat_mois {MOIS,HUILE} integer &gt;= 0 ;</text:span></text:p>
      <text:p text:style-name="P42"><text:span text:style-name="T11">var vente_mois {MOIS,HUILE} integer &gt;= 0 ;#</text:span><text:span text:style-name="T12">maintenant ce qui est acheté peut être stocké et n'est pas forcément vendu tout de suite d'où l'apparition de cette variable.</text:span><text:span text:style-name="T11"></text:span></text:p>
      <text:p text:style-name="P42"><text:span text:style-name="T11"></text:span></text:p>
      <text:p text:style-name="P42"><text:span text:style-name="T11">maximize profit :</text:span></text:p>
      <text:p text:style-name="P42"><text:span text:style-name="T11">sum {m in MOIS} profit_mois [m];</text:span></text:p>
      <text:p text:style-name="P42"><text:span text:style-name="T11"></text:span></text:p>
      <text:p text:style-name="P42"><text:span text:style-name="T11">subject to vente_lim_veg_mois {m in MOIS}:</text:span></text:p>
      <text:p text:style-name="P42"><text:span text:style-name="T11">sum {v in VEG} vente_mois[m,v] &lt;= lim_veg ;#</text:span><text:span text:style-name="T12">en fait la limite du raffinage</text:span><text:span text:style-name="T11"></text:span></text:p>
      <text:p text:style-name="P42"><text:soft-page-break/><text:span text:style-name="T11"></text:span></text:p>
      <text:p text:style-name="P42"><text:span text:style-name="T11">subject to vente_lim_ani_mois {m in MOIS}:</text:span><text:span text:style-name="T14">#</text:span><text:span text:style-name="T13">idem</text:span><text:span text:style-name="T11"></text:span></text:p>
      <text:p text:style-name="P42"><text:span text:style-name="T11">sum {a in ANI} vente_mois[m,a] &lt;= lim_ani ;</text:span></text:p>
      <text:p text:style-name="P42"><text:span text:style-name="T11"></text:span></text:p>
      <text:p text:style-name="P42"><text:span text:style-name="T11">subject to durete_lim_min {m in MOIS} :</text:span></text:p>
      <text:p text:style-name="P42"><text:span text:style-name="T11">durete_min*achat_total[m] &lt;= durete_mois[m];</text:span></text:p>
      <text:p text:style-name="P42"><text:span text:style-name="T11"></text:span></text:p>
      <text:p text:style-name="P42"><text:span text:style-name="T11">subject to durete_lim_max {m in MOIS} :</text:span></text:p>
      <text:p text:style-name="P42"><text:span text:style-name="T11">durete_mois[m] &lt;= durete_max*achat_total[m] ;</text:span></text:p>
      <text:p text:style-name="P42"><text:span text:style-name="T11"></text:span></text:p>
      <text:p text:style-name="P42"><text:span text:style-name="T11">subject to stock_lim_max {m in MOIS, h in HUILE} :</text:span><text:span text:style-name="T14">#</text:span><text:span text:style-name="T13">on ne dépasse pas la quantité max d'un stock</text:span><text:span text:style-name="T11"></text:span></text:p>
      <text:p text:style-name="P42"><text:span text:style-name="T11"><text:s text:c="4"/>stock_mois[m,h] &lt;= stock_max;</text:span></text:p>
      <text:p text:style-name="P42"><text:span text:style-name="T11"></text:span></text:p>
      <text:p text:style-name="P42"><text:span text:style-name="T11">subject to stock_initial {h in HUILE} :</text:span><text:span text:style-name="T14">#</text:span><text:span text:style-name="T13">La quantité de stock qu'on a au départ</text:span><text:span text:style-name="T11"></text:span></text:p>
      <text:p text:style-name="P42"><text:span text:style-name="T11"><text:s text:c="4"/>stock_mois[1,h] = stock_init;</text:span></text:p>
      <text:p text:style-name="P42"><text:span text:style-name="T11"></text:span></text:p>
      <text:p text:style-name="P43"><text:span text:style-name="T11">subject to stock_final {h in HUILE} :</text:span><text:span text:style-name="T14">#</text:span><text:span text:style-name="T13">La quantité de stock qu'on a à l'arrivée.</text:span></text:p>
      <text:p text:style-name="P42"><text:span text:style-name="T11"><text:s text:c="4"/>stock_mois[7,h] = stock_init;</text:span></text:p>
      <text:p text:style-name="P42"><text:span text:style-name="T11"></text:span></text:p>
      <text:p text:style-name="P42"><text:span text:style-name="T11">subject to equilibre_stocks {m in MOIS, h in HUILE} :</text:span><text:span text:style-name="T14">#</text:span><text:span text:style-name="T13">afin de bien varier les valeurs contenues dans stock_mois</text:span><text:span text:style-name="T11"></text:span></text:p>
      <text:p text:style-name="P42"><text:span text:style-name="T11"><text:s text:c="4"/>stock_mois[m,h] + achat_mois[m,h] = </text:span></text:p>
      <text:p text:style-name="P42"><text:span text:style-name="T11"><text:s text:c="7"/>stock_mois[m+1,h] + vente_mois[m,h];</text:span></text:p>
      <text:p text:style-name="P42"><text:span text:style-name="T11"><text:s text:c="12"/></text:span></text:p>
      <text:p text:style-name="P42"><text:span text:style-name="T11"></text:span></text:p>
      <text:p text:style-name="P42"><text:span text:style-name="T11">#calc</text:span></text:p>
      <text:p text:style-name="P42"><text:span text:style-name="T11">subject to calc_profit_mois {m in MOIS}:</text:span></text:p>
      <text:p text:style-name="P42"><text:span text:style-name="T11">profit_mois[m] = sum {h in HUILE} (vente_mois[m,h] * prix_vente - achat_mois[m,h]*prix_achat[m,h]) ;</text:span></text:p>
      <text:p text:style-name="P42"><text:span text:style-name="T11"></text:span></text:p>
      <text:p text:style-name="P42"><text:span text:style-name="T11">subject to calc_durete_mois {m in MOIS}:</text:span></text:p>
      <text:p text:style-name="P42"><text:span text:style-name="T11">durete_mois[m] = sum {h in HUILE} (duretes[h]*achat_mois[m,h]) ;</text:span></text:p>
      <text:p text:style-name="P42"><text:span text:style-name="T11"></text:span></text:p>
      <text:p text:style-name="P42"><text:span text:style-name="T11">subject to calc_achat_total {m in MOIS}:</text:span></text:p>
      <text:p text:style-name="P42"><text:span text:style-name="T11">achat_total[m] = sum {h in HUILE} achat_mois[m,h] 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n0w </meta:initial-creator>
    <meta:creation-date>2014-11-11T16:46:56.761420175</meta:creation-date>
    <dc:date>2014-11-12T22:04:23.522299188</dc:date>
    <dc:creator>Matthieu </dc:creator>
    <meta:editing-duration>PT1H18M23S</meta:editing-duration>
    <meta:editing-cycles>20</meta:editing-cycles>
    <meta:generator>LibreOffice/4.2.7.2$Linux_X86_64 LibreOffice_project/420m0$Build-2</meta:generator>
    <meta:document-statistic meta:table-count="0" meta:image-count="0" meta:object-count="0" meta:page-count="6" meta:paragraph-count="183" meta:word-count="1436" meta:character-count="8854" meta:non-whitespace-character-count="7371"/>
  </office:meta>
</office:document-meta>
</file>